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466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0ff9b8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fo:background-color="#81d41a" loext:char-shading-value="0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bold" officeooo:rsid="000ff9b8" fo:background-color="#81d41a" loext:char-shading-value="0" style:font-size-asian="14pt" style:font-weight-asian="bold" style:font-size-complex="14pt" style:font-weight-complex="bold"/>
    </style:style>
    <style:style style:name="T5" style:family="text">
      <style:text-properties style:font-name="Verdana" fo:font-size="14pt" fo:font-weight="bold" officeooo:rsid="00149088" fo:background-color="#81d41a" loext:char-shading-value="0" style:font-size-asian="14pt" style:font-weight-asian="bold" style:font-size-complex="14pt" style:font-weight-complex="bold"/>
    </style:style>
    <style:style style:name="T6" style:family="text">
      <style:text-properties style:font-name="Verdana" fo:font-size="14pt" fo:font-weight="bold" officeooo:rsid="001519ab" fo:background-color="#81d41a" loext:char-shading-value="0" style:font-size-asian="14pt" style:font-weight-asian="bold" style:font-size-complex="14pt" style:font-weight-complex="bold"/>
    </style:style>
    <style:style style:name="T7" style:family="text">
      <style:text-properties style:font-name="Verdana" fo:font-size="14pt" fo:font-weight="bold" officeooo:rsid="00196a60" fo:background-color="#81d41a" loext:char-shading-value="0" style:font-size-asian="14pt" style:font-weight-asian="bold" style:font-size-complex="14pt" style:font-weight-complex="bold"/>
    </style:style>
    <style:style style:name="T8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Verdana" fo:font-size="14pt" fo:font-weight="normal" officeooo:rsid="000ff9b8" style:font-size-asian="14pt" style:font-weight-asian="normal" style:font-size-complex="14pt" style:font-weight-complex="normal"/>
    </style:style>
    <style:style style:name="T10" style:family="text">
      <style:text-properties style:font-name="Verdana" fo:font-size="14pt" fo:font-weight="normal" officeooo:rsid="0010c316" style:font-size-asian="14pt" style:font-weight-asian="normal" style:font-size-complex="14pt" style:font-weight-complex="normal"/>
    </style:style>
    <style:style style:name="T11" style:family="text">
      <style:text-properties style:font-name="Verdana" fo:font-size="14pt" fo:font-weight="normal" officeooo:rsid="0012bf2e" style:font-size-asian="14pt" style:font-weight-asian="normal" style:font-size-complex="14pt" style:font-weight-complex="normal"/>
    </style:style>
    <style:style style:name="T12" style:family="text">
      <style:text-properties style:font-name="Verdana" fo:font-size="14pt" fo:font-weight="normal" officeooo:rsid="0016d922" style:font-size-asian="14pt" style:font-weight-asian="normal" style:font-size-complex="14pt" style:font-weight-complex="normal"/>
    </style:style>
    <style:style style:name="T13" style:family="text">
      <style:text-properties officeooo:rsid="00196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Übungsaufgabe </text:span><text:span text:style-name="T4">bis 1</text:span><text:span text:style-name="T7">3</text:span><text:span text:style-name="T5"> Uhr </text:span><text:span text:style-name="T7">und heute Nachmittag</text:span><text:span text:style-name="T2"><text:line-break/><text:line-break/></text:span><text:span text:style-name="T1"><text:line-break/></text:span><text:span text:style-name="T8">Um sich auf die Prüfung</text:span><text:span text:style-name="T9">en</text:span><text:span text:style-name="T8"> vorzubereiten, hat es sich als </text:span><text:span text:style-name="T10">sehr </text:span><text:span text:style-name="T8">hilfreich herausgestellt, alle Befehle </text:span><text:span text:style-name="T11">und Übungen </text:span><text:span text:style-name="T8">aus<text:line-break/></text:span><text:span text:style-name="T12">101-500<text:line-break/></text:span><text:a xlink:type="simple" xlink:href="https://www.tuxcademy.org/download/de/grd1/grd1-de-manual.pdf" text:style-name="Internet_20_link" text:visited-style-name="Visited_20_Internet_20_Link"><text:span text:style-name="T12">https://www.tuxcademy.org/download/de/grd1/grd1-de-manual.pdf</text:span></text:a><text:span text:style-name="T12"> <text:line-break/>und <text:line-break/></text:span><text:span text:style-name="T8"><text:line-break/></text:span><text:span text:style-name="T12">102-500</text:span><text:span text:style-name="T8"><text:line-break/></text:span><text:a xlink:type="simple" xlink:href="https://www.tuxcademy.org/download/de/grd2/grd2-de-manual.pdf" text:style-name="Internet_20_link" text:visited-style-name="Visited_20_Internet_20_Link"><text:span text:style-name="T8">https://www.tuxcademy.org/download/de/grd2/grd2-de-manual.pdf</text:span></text:a><text:span text:style-name="T8"> zu wiederholen. <text:line-break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29T08:06:17.68</meta:creation-date>
    <dc:date>2020-03-05T08:19:15.981000000</dc:date>
    <meta:editing-duration>PT9H13M37S</meta:editing-duration>
    <meta:editing-cycles>1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" meta:word-count="32" meta:character-count="331" meta:non-whitespace-character-count="291"/>
  </office:meta>
</office:document-meta>
</file>